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EM VIDEO OUTLINE</text:p>
      <text:p text:style-name="Standard"/>
      <text:p text:style-name="Standard">Introduction:</text:p>
      <text:p text:style-name="Standard">-name</text:p>
      <text:p text:style-name="Standard">-what defines me</text:p>
      <text:p text:style-name="Standard">-what I do</text:p>
      <text:p text:style-name="Standard"><text:tab/>-work everyday super hard</text:p>
      <text:p text:style-name="Standard"><text:tab/>-talk about struggle, life... etc.</text:p>
      <text:p text:style-name="Standard">-explain why poem is personal to me</text:p>
      <text:p text:style-name="Standard"><text:tab/>-I get it, I feel it, I live it</text:p>
      <text:p text:style-name="Standard"><text:tab/>-This basically describes what I do every day, minus the dramatic shit</text:p>
      <text:p text:style-name="Standard"><text:tab/>-so powerful in only four lines</text:p>
      <text:p text:style-name="Standard">-recite poem</text:p>
      <text:p text:style-name="Standard">-end.</text:p>
      <text:p text:style-name="Standard"/>
      <text:p text:style-name="Standard"/>
      <text:p text:style-name="Standard">Video:</text:p>
      <text:p text:style-name="Standard">-open to me on gtown track going in circles</text:p>
      <text:p text:style-name="Standard">-cut to frontal shot of biking up hill</text:p>
      <text:p text:style-name="Standard">-cut to wide side shot of biking up hill</text:p>
      <text:p text:style-name="Standard">-cut to back shot of biking up top of hill</text:p>
      <text:p text:style-name="Standard">-cut to me running in woods, on track, on road, up hill, leaning over tired</text:p>
      <text:p text:style-name="Standard">-cut to me falling into my bed</text:p>
      <text:p text:style-name="Standard"/>
      <text:p text:style-name="Standard"/>
      <text:p text:style-name="Standard"/>
      <text:p text:style-name="Standard">SCRIPT:</text:p>
      <text:p text:style-name="Standard"/>
      <text:p text:style-name="P3">Black</text:p>
      <text:p text:style-name="Standard">And isn't that nice...</text:p>
      <text:p text:style-name="Standard"><text:span text:style-name="T2"/></text:p>
      <text:p text:style-name="Standard"><text:span text:style-name="T2">Circles on track</text:span></text:p>
      <text:p text:style-name="P1">Grit. Will. Integrity. Without any of these none can survive.</text:p>
      <text:p text:style-name="Standard"/>
      <text:p text:style-name="P3">live</text:p>
      <text:p text:style-name="Standard">My name is Oleksandr Redin Yardas, I am 16 years old, and I am a worker.</text:p>
      <text:p text:style-name="Standard"/>
      <text:p text:style-name="P3">Biking up hill, desk shot, bike down hill, fall in bed</text:p>
      <text:p text:style-name="Standard"/>
      <text:p text:style-name="Standard">I get up everyday, and I bike to school, work my ass off the rest of the day, then I sleep.</text:p>
      <text:p text:style-name="Standard"/>
      <text:p text:style-name="P3">Circles on track</text:p>
      <text:p text:style-name="Standard"/>
      <text:p text:style-name="P1">We work, we fight, we die. But for what?</text:p>
      <text:p text:style-name="Standard"/>
      <text:p text:style-name="P3">Live</text:p>
      <text:p text:style-name="Standard">Struggle is something I believe that everyone in life should go through, in one form or another.</text:p>
      <text:p text:style-name="Standard"/>
      <text:p text:style-name="Standard"/>
      <text:p text:style-name="P3"><text:soft-page-break/>Struggleing to the top of hill</text:p>
      <text:p text:style-name="P1">To survive? To send a message? To prove something? Or are we following our own blind volition?</text:p>
      <text:p text:style-name="Standard"/>
      <text:p text:style-name="P3">live</text:p>
      <text:p text:style-name="Standard">We all struggle in different ways, in different times and places, and for different reasons, but it is a struggle nonetheless. </text:p>
      <text:p text:style-name="P1"/>
      <text:p text:style-name="P3">Flash to track then back</text:p>
      <text:p text:style-name="Standard"/>
      <text:p text:style-name="Standard">This poem that I chose... It spoke to me. I understand it. I feel it. I live it. So much is communicated in just four lines... </text:p>
      <text:p text:style-name="Standard"/>
      <text:p text:style-name="P3">looking up hill</text:p>
      <text:p text:style-name="P1">Once more into the Fray</text:p>
      <text:p text:style-name="P1"><text:span text:style-name="T1"/></text:p>
      <text:p text:style-name="P2"><text:span text:style-name="T1">live</text:span></text:p>
      <text:p text:style-name="Standard">I have had to struggle my whole life to survive. </text:p>
      <text:p text:style-name="Standard"/>
      <text:p text:style-name="P3">Start up hill</text:p>
      <text:p text:style-name="P1">Into the last good fight I'll ever know</text:p>
      <text:p text:style-name="Standard"/>
      <text:p text:style-name="P3">live</text:p>
      <text:p text:style-name="Standard">It was never easy, never has been, but I do it anyway, because if I give up... </text:p>
      <text:p text:style-name="Standard"/>
      <text:p text:style-name="P3">struggling</text:p>
      <text:p text:style-name="P1">Live and die, on this day.</text:p>
      <text:p text:style-name="Standard"/>
      <text:p text:style-name="P3">live</text:p>
      <text:p text:style-name="Standard">what am I than less than who I can be?</text:p>
      <text:p text:style-name="Standard"/>
      <text:p text:style-name="P3">struggling</text:p>
      <text:p text:style-name="P1">Live and die, on this day.</text:p>
      <text:p text:style-name="Standard"/>
      <text:p text:style-name="P3">Track cirlces</text:p>
      <text:p text:style-name="Standard">And isn't that nic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11T12:43:52</meta:creation-date>
    <dc:date>2015-04-17T08:42:45.01</dc:date>
    <meta:editing-duration>PT50M56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2" meta:paragraph-count="55" meta:word-count="369" meta:character-count="1851"/>
  </office:meta>
</office:document-meta>
</file>